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ffirmations</text:span><text:span text:style-name="T2"/></text:p>
      <text:p text:style-name="P2"><text:span text:style-name="T3"/></text:p>
      <text:p text:style-name="P2"><text:span text:style-name="T3"/></text:p>
      <text:list text:style-name="L3">
        <text:list-item>
          <text:p text:style-name="P3"><text:span text:style-name="T3">Me taking delivery of my<text:s/></text:span><text:span text:style-name="T4">new car</text:span><text:span text:style-name="T5"/></text:p>
        </text:list-item>
      </text:list>
      <text:p text:style-name="P4"><text:span text:style-name="T5"/></text:p>
      <text:list text:style-name="L5">
        <text:list-item>
          <text:p text:style-name="P5"><text:span text:style-name="T5">Me visiting<text:s/></text:span><text:span text:style-name="T6">burj khalifa<text:s/></text:span><text:span text:style-name="T7">on weekend after working all these days<text:s/></text:span><text:span text:style-name="T8">in dubai</text:span><text:span text:style-name="T9"/></text:p>
        </text:list-item>
      </text:list>
      <text:p text:style-name="P6"><text:span text:style-name="T9"/></text:p>
      <text:list text:style-name="L7">
        <text:list-item>
          <text:p text:style-name="P7"><text:span text:style-name="T9">Me building my<text:s/></text:span><text:span text:style-name="T10">new house</text:span><text:span text:style-name="T11"/></text:p>
        </text:list-item>
      </text:list>
      <text:p text:style-name="P8"><text:span text:style-name="T11"/></text:p>
      <text:list text:style-name="L9">
        <text:list-item>
          <text:p text:style-name="P9"><text:span text:style-name="T11">Me<text:s/></text:span><text:span text:style-name="T12">travelling</text:span><text:span text:style-name="T13"><text:s/>through my<text:s/></text:span><text:span text:style-name="T14">favourite</text:span><text:span text:style-name="T15"><text:s/></text:span><text:span text:style-name="T16">destinations</text:span><text:span text:style-name="T1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